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5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JUDGE (50:1-3, 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JUDGE (50:1-3, 6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summons (50:1, 6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splendor (50:2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50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JUDGE (50:1-3, 6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JUDGED (50:4-5, 7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JUDGMENT (50:8-23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-title-Title-Slide" presentation:presentation-page-layout-name="Master1-PPL1" draw:id="Slide-259">
        <draw:frame draw:id="id89" presentation:style-name="a477" draw:name="Title 1" svg:x="1.38in" svg:y="0.83in" svg:width="10.3in" svg:height="4.42in" presentation:class="title" presentation:placeholder="false">
          <draw:text-box>
            <text:p text:style-name="a476" text:class-names="" text:cond-style-name=""><text:span text:style-name="a474" text:class-names="">THE JUDGMENT (50:8-23)<text:s text:c="1"/></text:span><text:span text:style-name="a475" text:class-names=""/></text:p>
          </draw:text-box>
          <svg:title/>
          <svg:desc/>
        </draw:frame>
        <draw:frame draw:id="id90" presentation:style-name="a482" draw:name="Subtitle 2" svg:x="1.38in" svg:y="5.25in" svg:width="10.3in" svg:height="1.85in" presentation:class="subtitle" presentation:placeholder="false">
          <draw:text-box>
            <text:p text:style-name="a479" text:class-names="" text:cond-style-name=""><text:span text:style-name="a478" text:class-names=""><text:s text:c="1"/>What God desires (50:8-15, 23)<text:s text:c="1"/></text:span></text:p>
            <text:p text:style-name="a481" text:class-names="" text:cond-style-name=""><text:span text:style-name="a480" text:class-names=""/></text:p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What God desires (50:8-15, 23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No more bulls and goats (50:8-13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Genuine commitment to him (50:14-15, 23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JUDGMENT (50:8-23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What God desires (50:8-15, 23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What God despises (50:16-21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What God despises (50:16-21)<text:s text:c="1"/>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Empty religiosity (50:16-17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Participation in sin (50:18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Wicked speech (50:19-2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JUDGMENT (50:8-23)<text:s text:c="1"/></text:span><text:span text:style-name="a533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What God desires (50:8-15, 23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What God despises (50:16-21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What God declares (50:22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PSALM 50<text:s text:c="1"/></text:span><text:span text:style-name="a551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THE JUDGE (50:1-3, 6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JUDGED (50:4-5, 7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JUDGMENT (50:8-23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0 </dc:title>
    <meta:initial-creator>David STRICKLAND</meta:initial-creator>
    <dc:creator>David STRICKLAND</dc:creator>
    <meta:creation-date>2020-02-22T19:33:05Z</meta:creation-date>
    <dc:date>2020-02-22T19:33:06Z</dc:date>
    <meta:template xlink:href="BibleStudy" xlink:type="simple"/>
    <meta:editing-cycles>1</meta:editing-cycles>
    <meta:editing-duration>PT0S</meta:editing-duration>
    <meta:document-statistic meta:paragraph-count="29" meta:word-count="189"/>
  </office:meta>
</office:document-meta>
</file>